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serif"/>
    <style:font-face style:name="Lato" svg:font-family="Lato, sans-serif"/>
    <style:font-face style:name="Roboto" svg:font-family="Roboto, sans-serif"/>
    <style:font-face style:name="Source Code Pro" svg:font-family="'Source Code Pro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byssinica SIL" fo:font-size="12pt" fo:font-weight="bold" officeooo:rsid="000bc953" officeooo:paragraph-rsid="000bc953" fo:background-color="transparent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style:font-name="Abyssinica SIL" fo:font-size="12pt" fo:font-weight="bold" officeooo:rsid="000bc953" officeooo:paragraph-rsid="000d4b87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Abyssinica SIL" fo:font-size="12pt" fo:font-weight="bold" officeooo:rsid="000bc953" officeooo:paragraph-rsid="000e8f59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Abyssinica SIL" fo:font-size="12pt" fo:font-weight="bold" officeooo:rsid="000bc953" officeooo:paragraph-rsid="00114966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Abyssinica SIL" fo:font-size="12pt" fo:font-weight="bold" officeooo:rsid="000bc953" officeooo:paragraph-rsid="00131e2a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Abyssinica SIL" fo:font-size="12pt" fo:font-weight="bold" officeooo:rsid="000d4b87" officeooo:paragraph-rsid="000d4b87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style:font-name="Abyssinica SIL" fo:font-size="12pt" fo:font-weight="bold" officeooo:rsid="000d4b87" officeooo:paragraph-rsid="000e8f59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000000" style:font-name="Abyssinica SIL" fo:font-size="12pt" fo:font-weight="bold" officeooo:rsid="000d4b87" officeooo:paragraph-rsid="00102b96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Abyssinica SIL" fo:font-size="12pt" fo:font-weight="bold" officeooo:rsid="000d4b87" officeooo:paragraph-rsid="00114966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style:font-name="Abyssinica SIL" fo:font-size="12pt" fo:font-weight="bold" officeooo:rsid="000e8f59" officeooo:paragraph-rsid="000e8f59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Abyssinica SIL" fo:font-size="12pt" fo:font-weight="bold" officeooo:rsid="000e8f59" officeooo:paragraph-rsid="00114966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style:font-name="Abyssinica SIL" fo:font-size="12pt" fo:font-weight="bold" officeooo:rsid="00131e2a" officeooo:paragraph-rsid="00131e2a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style:font-name="Abyssinica SIL" fo:font-size="12pt" fo:font-weight="bold" officeooo:rsid="00131e2a" officeooo:paragraph-rsid="00146e2e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Abyssinica SIL" fo:font-size="12pt" fo:font-weight="bold" officeooo:rsid="00146e2e" officeooo:paragraph-rsid="00146e2e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Abyssinica SIL" fo:font-size="12pt" fo:font-weight="bold" officeooo:rsid="00146e2e" officeooo:paragraph-rsid="0015d7e1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Abyssinica SIL" fo:font-size="12pt" fo:font-weight="bold" officeooo:rsid="0015d7e1" officeooo:paragraph-rsid="0015d7e1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Abyssinica SIL" fo:font-size="12pt" fo:font-weight="bold" officeooo:rsid="0017d049" officeooo:paragraph-rsid="0017d049" fo:background-color="transparent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000000" style:font-name="Abyssinica SIL" fo:font-size="12pt" fo:font-weight="bold" officeooo:rsid="0017d049" officeooo:paragraph-rsid="0018ff85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Abyssinica SIL" fo:font-size="12pt" fo:font-weight="bold" officeooo:rsid="0018ff85" officeooo:paragraph-rsid="0018ff85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Abyssinica SIL" fo:font-size="12pt" fo:font-weight="bold" officeooo:rsid="0018ff85" officeooo:paragraph-rsid="00198ed0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style:font-name="Abyssinica SIL" fo:font-size="12pt" fo:font-weight="bold" officeooo:rsid="00198ed0" officeooo:paragraph-rsid="00198ed0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000000" style:font-name="Abyssinica SIL" fo:font-size="12pt" fo:font-weight="bold" officeooo:rsid="00198ed0" officeooo:paragraph-rsid="001a325b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Abyssinica SIL" fo:font-size="12pt" fo:font-weight="bold" officeooo:rsid="00198ed0" officeooo:paragraph-rsid="001b1473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Abyssinica SIL" fo:font-size="12pt" fo:font-weight="bold" officeooo:rsid="001b1473" officeooo:paragraph-rsid="001b1473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Abyssinica SIL" fo:font-size="12pt" fo:font-weight="bold" officeooo:paragraph-rsid="000bc953" fo:background-color="transparent" style:font-size-asian="12pt" style:font-size-complex="12pt"/>
    </style:style>
    <style:style style:name="P26" style:family="paragraph" style:parent-style-name="Standard">
      <style:text-properties fo:color="#000000" style:font-name="Abyssinica SIL" fo:font-size="12pt" fo:font-weight="bold" officeooo:paragraph-rsid="000d4b87" fo:background-color="transparent" style:font-size-asian="12pt" style:font-size-complex="12pt"/>
    </style:style>
    <style:style style:name="P27" style:family="paragraph" style:parent-style-name="Standard">
      <style:text-properties fo:color="#000000" style:font-name="Abyssinica SIL" fo:font-size="12pt" fo:font-weight="bold" officeooo:paragraph-rsid="00131e2a" fo:background-color="transparent" style:font-size-asian="12pt" style:font-size-complex="12pt"/>
    </style:style>
    <style:style style:name="P28" style:family="paragraph" style:parent-style-name="Standard">
      <style:text-properties fo:color="#000000" style:font-name="Abyssinica SIL" fo:font-size="12pt" fo:font-weight="bold" officeooo:paragraph-rsid="00146e2e" fo:background-color="transparent" style:font-size-asian="12pt" style:font-size-complex="12pt"/>
    </style:style>
    <style:style style:name="P29" style:family="paragraph" style:parent-style-name="Standard">
      <style:text-properties fo:color="#000000" style:font-name="Abyssinica SIL" fo:font-size="12pt" fo:font-weight="bold" officeooo:paragraph-rsid="0015d7e1" fo:background-color="transparent" style:font-size-asian="12pt" style:font-size-complex="12pt"/>
    </style:style>
    <style:style style:name="P30" style:family="paragraph" style:parent-style-name="Standard">
      <style:text-properties fo:color="#000000" style:font-name="Abyssinica SIL" fo:font-size="12pt" fo:font-weight="bold" officeooo:paragraph-rsid="0017d049" fo:background-color="transparent" style:font-size-asian="12pt" style:font-size-complex="12pt"/>
    </style:style>
    <style:style style:name="P31" style:family="paragraph" style:parent-style-name="Standard">
      <style:text-properties fo:color="#000000" style:font-name="Abyssinica SIL" fo:font-size="12pt" fo:font-weight="normal" officeooo:rsid="000bc953" officeooo:paragraph-rsid="000bc953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Abyssinica SIL" fo:font-size="12pt" fo:font-weight="normal" officeooo:rsid="000d4b87" officeooo:paragraph-rsid="000d4b87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style:font-name="Abyssinica SIL" fo:font-size="12pt" fo:font-weight="normal" officeooo:rsid="000d4b87" officeooo:paragraph-rsid="000e8f59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style:font-name="Abyssinica SIL" fo:font-size="12pt" fo:font-weight="normal" officeooo:rsid="000e8f59" officeooo:paragraph-rsid="000e8f59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style:font-name="Abyssinica SIL" fo:font-size="12pt" fo:font-weight="normal" officeooo:rsid="00102b96" officeooo:paragraph-rsid="00102b96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style:font-name="Abyssinica SIL" fo:font-size="12pt" fo:font-weight="normal" officeooo:rsid="00114966" officeooo:paragraph-rsid="00114966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style:font-name="Abyssinica SIL" fo:font-size="12pt" fo:font-weight="normal" officeooo:rsid="00131e2a" officeooo:paragraph-rsid="00131e2a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style:font-name="Abyssinica SIL" fo:font-size="12pt" fo:font-weight="normal" officeooo:rsid="00146e2e" officeooo:paragraph-rsid="00146e2e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Abyssinica SIL" fo:font-size="12pt" fo:font-weight="normal" officeooo:rsid="0015d7e1" officeooo:paragraph-rsid="0015d7e1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Abyssinica SIL" fo:font-size="12pt" fo:font-weight="normal" officeooo:rsid="0017d049" officeooo:paragraph-rsid="0017d049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Abyssinica SIL" fo:font-size="12pt" fo:font-weight="normal" officeooo:rsid="0018ff85" officeooo:paragraph-rsid="0018ff85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Abyssinica SIL" fo:font-size="12pt" fo:font-weight="normal" officeooo:rsid="00198ed0" officeooo:paragraph-rsid="00198ed0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text-properties fo:color="#000000" style:font-name="Abyssinica SIL" fo:font-size="12pt" fo:font-weight="normal" officeooo:paragraph-rsid="00146e2e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Abyssinica SIL" fo:font-size="12pt" fo:font-weight="normal" officeooo:rsid="001a325b" officeooo:paragraph-rsid="001a325b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Abyssinica SIL" fo:font-size="12pt" fo:font-weight="normal" officeooo:rsid="001b1473" officeooo:paragraph-rsid="001b1473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Abyssinica SIL" fo:font-size="12pt" officeooo:paragraph-rsid="000d4b87" fo:background-color="transparent" style:font-size-asian="12pt" style:font-size-complex="12pt"/>
    </style:style>
    <style:style style:name="P47" style:family="paragraph" style:parent-style-name="Standard">
      <style:text-properties fo:color="#000000" style:font-name="Abyssinica SIL" fo:font-size="12pt" officeooo:paragraph-rsid="000e8f59" fo:background-color="transparent" style:font-size-asian="12pt" style:font-size-complex="12pt"/>
    </style:style>
    <style:style style:name="P48" style:family="paragraph" style:parent-style-name="Standard">
      <style:text-properties fo:color="#000000" style:font-name="Abyssinica SIL" fo:font-size="12pt" officeooo:paragraph-rsid="00131e2a" fo:background-color="transparent" style:font-size-asian="12pt" style:font-size-complex="12pt"/>
    </style:style>
    <style:style style:name="P49" style:family="paragraph" style:parent-style-name="Standard">
      <style:text-properties officeooo:paragraph-rsid="000d4b87"/>
    </style:style>
    <style:style style:name="P50" style:family="paragraph" style:parent-style-name="Standard">
      <style:text-properties officeooo:paragraph-rsid="0017d049"/>
    </style:style>
    <style:style style:name="P51" style:family="paragraph" style:parent-style-name="Standard">
      <style:text-properties officeooo:paragraph-rsid="001a325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style:font-size-asian="12pt" style:font-size-complex="12pt" loext:padding="0cm" loext:border="none" fo:background-color="#ffffff"/>
    </style:style>
    <style:style style:name="T6" style:family="text">
      <style:text-properties fo:font-variant="normal" fo:text-transform="none" fo:color="#000000" style:text-line-through-style="none" style:text-line-through-type="none" style:font-name="Abyssinica SIL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fo:font-size="12pt" fo:letter-spacing="normal" fo:font-style="normal" fo:font-weight="bold" officeooo:rsid="000d4b87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fo:font-size="12pt" fo:letter-spacing="normal" fo:font-style="normal" fo:font-weight="bold" officeooo:rsid="000bc953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fo:font-size="12pt" fo:letter-spacing="normal" fo:font-style="normal" fo:font-weight="bold" officeooo:rsid="0017d049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normal" fo:font-weight="bold" officeooo:rsid="001a325b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00d4b87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000000" fo:font-size="12pt" fo:letter-spacing="normal" fo:font-style="italic" fo:font-weight="normal" style:font-size-asian="12pt" style:font-size-complex="12pt" loext:padding="0cm" loext:border="none"/>
    </style:style>
    <style:style style:name="T17" style:family="text">
      <style:text-properties fo:font-variant="normal" fo:text-transform="none" fo:color="#000000" style:font-name="Abyssinica SIL" fo:font-size="12pt" fo:letter-spacing="normal" fo:font-style="normal" fo:font-weight="bold" officeooo:rsid="000d4b87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Abyssinica SIL" fo:font-size="12pt" fo:letter-spacing="normal" fo:font-style="normal" fo:font-weight="bold" officeooo:rsid="000d4b87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font-name="Abyssinica SIL" fo:font-size="12pt" fo:letter-spacing="normal" fo:font-style="normal" fo:font-weight="bold" officeooo:rsid="000bc953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Abyssinica SIL" fo:font-size="12pt" fo:letter-spacing="normal" fo:font-style="normal" fo:font-weight="bold" officeooo:rsid="000bc953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Abyssinica SIL" fo:font-size="12pt" fo:letter-spacing="normal" fo:font-style="normal" fo:font-weight="bold" officeooo:rsid="0017d049" fo:background-color="transparent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Abyssinica SIL" fo:font-size="12pt" fo:letter-spacing="normal" fo:font-style="normal" fo:font-weight="bold" officeooo:rsid="0017d049" fo:background-color="transparent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Abyssinica SIL" fo:font-size="12pt" fo:letter-spacing="normal" fo:font-style="normal" fo:font-weight="bold" officeooo:rsid="001a325b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Abyssinica SIL" fo:font-size="12pt" fo:letter-spacing="normal" fo:font-style="normal" fo:font-weight="bold" officeooo:rsid="001a325b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Abyssinica SIL" fo:font-size="12pt" fo:letter-spacing="normal" fo:font-style="normal" fo:font-weight="bold" officeooo:rsid="000d4b87" style:font-size-asian="12pt" style:font-weight-asian="bold" style:font-size-complex="12pt" style:font-weight-complex="bold" fo:background-color="#ffffff"/>
    </style:style>
    <style:style style:name="T26" style:family="text">
      <style:text-properties fo:font-variant="normal" fo:text-transform="none" fo:color="#000000" style:font-name="Abyssinica SIL" fo:font-size="12pt" fo:letter-spacing="normal" fo:font-style="normal" fo:font-weight="bold" officeooo:rsid="000bc953" style:font-size-asian="12pt" style:font-weight-asian="bold" style:font-size-complex="12pt" style:font-weight-complex="bold" fo:background-color="#ffffff"/>
    </style:style>
    <style:style style:name="T27" style:family="text">
      <style:text-properties fo:font-variant="normal" fo:text-transform="none" fo:color="#000000" style:font-name="Abyssinica SIL" fo:font-size="12pt" fo:letter-spacing="normal" fo:font-style="normal" fo:font-weight="bold" officeooo:rsid="0017d049" style:font-size-asian="12pt" style:font-weight-asian="bold" style:font-size-complex="12pt" style:font-weight-complex="bold" fo:background-color="#ffffff"/>
    </style:style>
    <style:style style:name="T28" style:family="text">
      <style:text-properties fo:font-variant="normal" fo:text-transform="none" fo:color="#000000" style:font-name="Abyssinica SIL" fo:font-size="12pt" fo:letter-spacing="normal" fo:font-style="normal" fo:font-weight="bold" officeooo:rsid="001a325b" style:font-size-asian="12pt" style:font-weight-asian="bold" style:font-size-complex="12pt" style:font-weight-complex="bold" fo:background-color="#ffffff"/>
    </style:style>
    <style:style style:name="T29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Abyssinica SIL" fo:font-size="12pt" fo:letter-spacing="normal" fo:font-style="normal" fo:font-weight="normal" officeooo:rsid="000d4b87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Abyssinica SIL" fo:font-size="12pt" fo:letter-spacing="normal" fo:font-style="normal" fo:font-weight="normal" officeooo:rsid="000d4b87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Abyssinica SIL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000000" style:font-name="Abyssinica SIL" fo:font-size="12pt" fo:letter-spacing="normal" fo:font-style="normal" fo:font-weight="normal" style:font-size-asian="12pt" style:font-size-complex="12pt" fo:background-color="#ffffff"/>
    </style:style>
    <style:style style:name="T39" style:family="text">
      <style:text-properties fo:font-variant="normal" fo:text-transform="none" fo:color="#000000" style:font-name="Abyssinica SIL" fo:font-size="12pt" fo:letter-spacing="normal" fo:font-style="normal" fo:font-weight="normal" style:font-size-asian="12pt" style:font-size-complex="12pt" loext:padding="0cm" loext:border="none"/>
    </style:style>
    <style:style style:name="T40" style:family="text">
      <style:text-properties fo:font-variant="normal" fo:text-transform="none" fo:color="#000000" style:font-name="Abyssinica SIL" fo:font-size="12pt" fo:letter-spacing="normal" fo:font-style="normal" fo:font-weight="normal" style:font-size-asian="12pt" style:font-weight-asian="normal" style:font-size-complex="12pt" style:font-weight-complex="normal" fo:background-color="#ffffff"/>
    </style:style>
    <style:style style:name="T41" style:family="text">
      <style:text-properties fo:font-variant="normal" fo:text-transform="none" fo:color="#000000" style:font-name="Abyssinica SIL" fo:font-size="12pt" fo:letter-spacing="normal" fo:font-style="normal" fo:font-weight="normal" officeooo:rsid="000d4b87" style:font-size-asian="12pt" style:font-weight-asian="normal" style:font-size-complex="12pt" style:font-weight-complex="normal" fo:background-color="#ffffff"/>
    </style:style>
    <style:style style:name="T42" style:family="text">
      <style:text-properties fo:font-variant="normal" fo:text-transform="none" fo:color="#000000" style:font-name="Abyssinica SIL" fo:font-size="12pt" fo:letter-spacing="normal" fo:font-style="italic" fo:font-weight="normal" style:font-size-asian="12pt" style:font-size-complex="12pt" loext:padding="0cm" loext:border="none"/>
    </style:style>
    <style:style style:name="T43" style:family="text">
      <style:text-properties fo:font-variant="normal" fo:text-transform="none" fo:color="#000000" style:font-name="Abyssinica SIL" fo:font-size="12pt" fo:letter-spacing="normal" fo:font-style="italic" fo:font-weight="normal" fo:background-color="transparent" loext:char-shading-value="0" style:font-size-asian="12pt" style:font-size-complex="12pt" loext:padding="0cm" loext:border="none"/>
    </style:style>
    <style:style style:name="T44" style:family="text">
      <style:text-properties fo:font-variant="normal" fo:text-transform="none" fo:color="#000000" style:font-name="Abyssinica SIL" fo:font-size="12pt" fo:letter-spacing="normal" fo:font-style="italic" fo:font-weight="normal" fo:background-color="transparent" loext:char-shading-value="0" style:font-size-asian="12pt" style:font-size-complex="12pt" loext:padding="0cm" loext:border="none"/>
    </style:style>
    <style:style style:name="T45" style:family="text">
      <style:text-properties fo:font-variant="normal" fo:text-transform="none" fo:color="#000000" style:font-name="Abyssinica SIL" fo:letter-spacing="normal" fo:font-style="normal" fo:font-weight="bold" officeooo:rsid="000d4b87" fo:background-color="transparent" loext:char-shading-value="0" style:font-weight-asian="bold" style:font-weight-complex="bold"/>
    </style:style>
    <style:style style:name="T46" style:family="text">
      <style:text-properties fo:font-variant="normal" fo:text-transform="none" fo:color="#000000" style:font-name="Abyssinica SIL" fo:letter-spacing="normal" fo:font-style="normal" fo:font-weight="bold" officeooo:rsid="000bc953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000000" style:font-name="Abyssinica SIL" fo:letter-spacing="normal" fo:font-style="normal" fo:font-weight="bold" officeooo:rsid="0017d049" fo:background-color="transparent" loext:char-shading-value="0" style:font-weight-asian="bold" style:font-weight-complex="bold"/>
    </style:style>
    <style:style style:name="T48" style:family="text">
      <style:text-properties fo:font-variant="normal" fo:text-transform="none" fo:color="#000000" style:font-name="Abyssinica SIL" fo:letter-spacing="normal" fo:font-style="normal" fo:font-weight="bold" officeooo:rsid="001a325b" fo:background-color="transparent" loext:char-shading-value="0" style:font-weight-asian="bold" style:font-weight-complex="bold"/>
    </style:style>
    <style:style style:name="T49" style:family="text">
      <style:text-properties fo:font-variant="normal" fo:text-transform="none" fo:color="#000000" style:font-name="Abyssinica SIL" fo:letter-spacing="normal" fo:font-style="normal" fo:font-weight="normal"/>
    </style:style>
    <style:style style:name="T50" style:family="text">
      <style:text-properties fo:font-variant="normal" fo:text-transform="none" fo:color="#000000" style:font-name="Abyssinica SIL" fo:letter-spacing="normal" fo:font-style="normal" fo:font-weight="normal" fo:background-color="transparent" loext:char-shading-value="0"/>
    </style:style>
    <style:style style:name="T51" style:family="text">
      <style:text-properties fo:font-variant="normal" fo:text-transform="none" fo:color="#000000" style:font-name="Abyssinica SIL" fo:letter-spacing="normal" fo:font-style="normal" fo:font-weight="normal" fo:background-color="transparent" loext:char-shading-value="0" style:font-weight-asian="normal" style:font-weight-complex="normal"/>
    </style:style>
    <style:style style:name="T52" style:family="text">
      <style:text-properties fo:font-variant="normal" fo:text-transform="none" fo:color="#000000" style:font-name="Abyssinica SIL" fo:letter-spacing="normal" fo:font-style="normal" fo:font-weight="normal" officeooo:rsid="000d4b87" fo:background-color="transparent" loext:char-shading-value="0" style:font-weight-asian="normal" style:font-weight-complex="normal"/>
    </style:style>
    <style:style style:name="T53" style:family="text">
      <style:text-properties fo:font-variant="normal" fo:text-transform="none" fo:color="#000000" style:font-name="Abyssinica SIL" fo:letter-spacing="normal" fo:font-style="normal" fo:font-weight="normal" loext:padding="0cm" loext:border="none"/>
    </style:style>
    <style:style style:name="T54" style:family="text">
      <style:text-properties fo:font-variant="normal" fo:text-transform="none" fo:color="#000000" style:font-name="Abyssinica SIL" fo:letter-spacing="normal" fo:font-style="italic" fo:font-weight="normal" loext:padding="0cm" loext:border="none"/>
    </style:style>
    <style:style style:name="T55" style:family="text">
      <style:text-properties fo:font-variant="normal" fo:text-transform="none" fo:color="#000000" fo:letter-spacing="normal" fo:font-style="normal" fo:font-weight="bold" officeooo:rsid="000bc953" fo:background-color="transparent" loext:char-shading-value="0" style:font-weight-asian="bold" style:font-weight-complex="bold"/>
    </style:style>
    <style:style style:name="T56" style:family="text">
      <style:text-properties fo:font-variant="normal" fo:text-transform="none" fo:color="#000000" fo:letter-spacing="normal" fo:font-style="normal" fo:font-weight="bold" officeooo:rsid="000d4b87" fo:background-color="transparent" loext:char-shading-value="0" style:font-weight-asian="bold" style:font-weight-complex="bold"/>
    </style:style>
    <style:style style:name="T57" style:family="text">
      <style:text-properties fo:font-variant="normal" fo:text-transform="none" fo:color="#000000" fo:letter-spacing="normal" fo:font-style="normal" fo:font-weight="normal" fo:background-color="transparent" loext:char-shading-value="0"/>
    </style:style>
    <style:style style:name="T58" style:family="text">
      <style:text-properties fo:font-variant="normal" fo:text-transform="none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letter-spacing="normal" fo:font-style="normal"/>
    </style:style>
    <style:style style:name="T60" style:family="text">
      <style:text-properties fo:font-variant="normal" fo:text-transform="none" fo:letter-spacing="normal" fo:font-style="normal" fo:font-weight="normal"/>
    </style:style>
    <style:style style:name="T6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2" style:family="text">
      <style:text-properties fo:font-variant="normal" fo:text-transform="none" fo:letter-spacing="normal" fo:font-style="normal" fo:font-weight="normal" officeooo:rsid="000d4b87" style:font-weight-asian="normal" style:font-weight-complex="normal"/>
    </style:style>
    <style:style style:name="T63" style:family="text">
      <style:text-properties fo:font-variant="normal" fo:text-transform="none" fo:letter-spacing="normal" fo:font-style="normal" fo:font-weight="normal" officeooo:rsid="000e8f59" style:font-weight-asian="normal" style:font-weight-complex="normal"/>
    </style:style>
    <style:style style:name="T64" style:family="text">
      <style:text-properties fo:font-variant="normal" fo:text-transform="none" fo:letter-spacing="normal" fo:font-style="normal" fo:font-weight="normal" officeooo:rsid="00102b96" style:font-weight-asian="normal" style:font-weight-complex="normal"/>
    </style:style>
    <style:style style:name="T65" style:family="text">
      <style:text-properties fo:font-variant="normal" fo:text-transform="none" fo:letter-spacing="normal" fo:font-style="normal" fo:font-weight="normal" officeooo:rsid="00114966" style:font-weight-asian="normal" style:font-weight-complex="normal"/>
    </style:style>
    <style:style style:name="T66" style:family="text">
      <style:text-properties fo:font-variant="normal" fo:text-transform="none" fo:letter-spacing="normal" fo:font-style="normal" fo:font-weight="normal" officeooo:rsid="000bc953" style:font-weight-asian="normal" style:font-weight-complex="normal"/>
    </style:style>
    <style:style style:name="T67" style:family="text">
      <style:text-properties fo:font-variant="normal" fo:text-transform="none" fo:letter-spacing="normal" fo:font-style="normal" fo:font-weight="normal" officeooo:rsid="00131e2a" style:font-weight-asian="normal" style:font-weight-complex="normal"/>
    </style:style>
    <style:style style:name="T68" style:family="text">
      <style:text-properties fo:font-variant="normal" fo:text-transform="none" fo:letter-spacing="normal" fo:font-style="normal" fo:font-weight="normal" officeooo:rsid="00146e2e" style:font-weight-asian="normal" style:font-weight-complex="normal"/>
    </style:style>
    <style:style style:name="T69" style:family="text">
      <style:text-properties fo:font-variant="normal" fo:text-transform="none" fo:letter-spacing="normal" fo:font-style="normal" fo:font-weight="normal" officeooo:rsid="0015d7e1" style:font-weight-asian="normal" style:font-weight-complex="normal"/>
    </style:style>
    <style:style style:name="T70" style:family="text">
      <style:text-properties fo:font-variant="normal" fo:text-transform="none" fo:letter-spacing="normal" fo:font-style="normal" fo:font-weight="normal" officeooo:rsid="0017d049" style:font-weight-asian="normal" style:font-weight-complex="normal"/>
    </style:style>
    <style:style style:name="T71" style:family="text">
      <style:text-properties fo:font-variant="normal" fo:text-transform="none" fo:letter-spacing="normal" fo:font-style="normal" fo:font-weight="normal" officeooo:rsid="0018ff85" style:font-weight-asian="normal" style:font-weight-complex="normal"/>
    </style:style>
    <style:style style:name="T72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73" style:family="text">
      <style:text-properties fo:font-variant="normal" fo:text-transform="none" fo:letter-spacing="normal" fo:font-style="normal" fo:font-weight="normal" officeooo:rsid="001a325b" style:font-weight-asian="normal" style:font-weight-complex="normal"/>
    </style:style>
    <style:style style:name="T74" style:family="text">
      <style:text-properties fo:font-variant="normal" fo:text-transform="none" fo:letter-spacing="normal" fo:font-style="normal" fo:font-weight="normal" officeooo:rsid="001b1473" style:font-weight-asian="normal" style:font-weight-complex="normal"/>
    </style:style>
    <style:style style:name="T75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76" style:family="text">
      <style:text-properties fo:font-variant="normal" fo:text-transform="none" fo:letter-spacing="normal" fo:font-style="normal" fo:font-weight="normal" officeooo:rsid="00146e2e" style:font-weight-asian="bold" style:font-weight-complex="bold"/>
    </style:style>
    <style:style style:name="T77" style:family="text">
      <style:text-properties fo:font-variant="normal" fo:text-transform="none" fo:letter-spacing="normal" fo:font-style="normal" fo:font-weight="normal" officeooo:rsid="0015d7e1" style:font-weight-asian="bold" style:font-weight-complex="bold"/>
    </style:style>
    <style:style style:name="T78" style:family="text">
      <style:text-properties fo:font-variant="normal" fo:text-transform="none" fo:letter-spacing="normal" fo:font-style="normal" fo:font-weight="normal" officeooo:rsid="00146e2e"/>
    </style:style>
    <style:style style:name="T79" style:family="text">
      <style:text-properties fo:font-variant="normal" fo:text-transform="none" fo:letter-spacing="normal" fo:font-style="normal" fo:font-weight="normal" fo:background-color="#ffffff"/>
    </style:style>
    <style:style style:name="T80" style:family="text">
      <style:text-properties fo:font-variant="normal" fo:text-transform="none" fo:letter-spacing="normal" fo:font-style="normal" officeooo:rsid="000bc953"/>
    </style:style>
    <style:style style:name="T81" style:family="text">
      <style:text-properties fo:font-variant="normal" fo:text-transform="none" fo:letter-spacing="normal" fo:font-style="normal" officeooo:rsid="000e8f59"/>
    </style:style>
    <style:style style:name="T82" style:family="text">
      <style:text-properties fo:font-variant="normal" fo:text-transform="none" fo:letter-spacing="normal" fo:font-style="normal" fo:font-weight="bold" officeooo:rsid="000d4b87" style:font-weight-asian="bold" style:font-weight-complex="bold"/>
    </style:style>
    <style:style style:name="T83" style:family="text">
      <style:text-properties fo:font-variant="normal" fo:text-transform="none" fo:letter-spacing="normal" fo:font-style="normal" fo:font-weight="bold" officeooo:rsid="000d4b87" style:font-weight-asian="bold" style:font-weight-complex="bold" fo:background-color="#ffffff"/>
    </style:style>
    <style:style style:name="T84" style:family="text">
      <style:text-properties fo:font-variant="normal" fo:text-transform="none" fo:letter-spacing="normal" fo:font-style="normal" fo:font-weight="bold" officeooo:rsid="000e8f59" style:font-weight-asian="bold" style:font-weight-complex="bold"/>
    </style:style>
    <style:style style:name="T85" style:family="text">
      <style:text-properties fo:font-variant="normal" fo:text-transform="none" fo:letter-spacing="normal" fo:font-style="normal" fo:font-weight="bold" officeooo:rsid="000bc953" style:font-weight-asian="bold" style:font-weight-complex="bold"/>
    </style:style>
    <style:style style:name="T86" style:family="text">
      <style:text-properties fo:font-variant="normal" fo:text-transform="none" fo:letter-spacing="normal" fo:font-style="normal" fo:font-weight="bold" officeooo:rsid="000bc953" style:font-weight-asian="bold" style:font-weight-complex="bold" fo:background-color="#ffffff"/>
    </style:style>
    <style:style style:name="T87" style:family="text">
      <style:text-properties fo:font-variant="normal" fo:text-transform="none" fo:letter-spacing="normal" fo:font-style="normal" fo:font-weight="bold" officeooo:rsid="00114966" style:font-weight-asian="bold" style:font-weight-complex="bold"/>
    </style:style>
    <style:style style:name="T88" style:family="text">
      <style:text-properties fo:font-variant="normal" fo:text-transform="none" fo:letter-spacing="normal" fo:font-style="normal" fo:font-weight="bold" officeooo:rsid="00131e2a" style:font-weight-asian="bold" style:font-weight-complex="bold"/>
    </style:style>
    <style:style style:name="T89" style:family="text">
      <style:text-properties fo:font-variant="normal" fo:text-transform="none" fo:letter-spacing="normal" fo:font-style="normal" fo:font-weight="bold" officeooo:rsid="001a325b" style:font-weight-asian="bold" style:font-weight-complex="bold"/>
    </style:style>
    <style:style style:name="T90" style:family="text">
      <style:text-properties fo:font-variant="normal" fo:text-transform="none" fo:letter-spacing="normal" fo:font-style="normal" fo:font-weight="bold" officeooo:rsid="000bc953" fo:background-color="transparent" loext:char-shading-value="0" style:font-weight-asian="bold" style:font-weight-complex="bold"/>
    </style:style>
    <style:style style:name="T91" style:family="text">
      <style:text-properties fo:font-variant="normal" fo:text-transform="none" fo:letter-spacing="normal" fo:font-style="normal" fo:font-weight="bold" officeooo:rsid="000d4b87" fo:background-color="transparent" loext:char-shading-value="0" style:font-weight-asian="bold" style:font-weight-complex="bold"/>
    </style:style>
    <style:style style:name="T92" style:family="text">
      <style:text-properties fo:font-variant="normal" fo:text-transform="none" fo:letter-spacing="normal" fo:font-style="normal" officeooo:rsid="000bc953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0d4b87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0131e2a" style:font-weight-asian="bold" style:font-weight-complex="bold"/>
    </style:style>
    <style:style style:name="T95" style:family="text">
      <style:text-properties fo:font-variant="normal" fo:text-transform="none" fo:letter-spacing="normal" fo:font-style="normal" officeooo:rsid="00146e2e" style:font-weight-asian="bold" style:font-weight-complex="bold"/>
    </style:style>
    <style:style style:name="T96" style:family="text">
      <style:text-properties fo:font-variant="normal" fo:text-transform="none" fo:letter-spacing="normal" fo:font-style="normal" officeooo:rsid="0015d7e1" style:font-weight-asian="bold" style:font-weight-complex="bold"/>
    </style:style>
    <style:style style:name="T97" style:family="text">
      <style:text-properties fo:font-variant="normal" fo:text-transform="none" fo:letter-spacing="normal" fo:font-style="normal" officeooo:rsid="00102b96"/>
    </style:style>
    <style:style style:name="T98" style:family="text">
      <style:text-properties fo:font-variant="normal" fo:text-transform="none" fo:letter-spacing="normal" fo:font-style="normal" officeooo:rsid="00114966"/>
    </style:style>
    <style:style style:name="T99" style:family="text">
      <style:text-properties fo:font-variant="normal" fo:text-transform="none" fo:letter-spacing="normal" fo:font-style="normal" officeooo:rsid="00131e2a"/>
    </style:style>
    <style:style style:name="T100" style:family="text">
      <style:text-properties fo:font-variant="normal" fo:text-transform="none" fo:letter-spacing="normal" fo:font-style="normal" officeooo:rsid="00146e2e"/>
    </style:style>
    <style:style style:name="T101" style:family="text">
      <style:text-properties fo:font-variant="normal" fo:text-transform="none" fo:letter-spacing="normal" fo:font-style="normal" officeooo:rsid="0015d7e1"/>
    </style:style>
    <style:style style:name="T102" style:family="text">
      <style:text-properties fo:font-variant="normal" fo:text-transform="none" fo:letter-spacing="normal" fo:font-style="normal" officeooo:rsid="0018ff85"/>
    </style:style>
    <style:style style:name="T103" style:family="text">
      <style:text-properties fo:font-variant="normal" fo:text-transform="none" fo:letter-spacing="normal" fo:font-style="normal" officeooo:rsid="001a325b"/>
    </style:style>
    <style:style style:name="T104" style:family="text">
      <style:text-properties fo:font-variant="normal" fo:text-transform="none" fo:letter-spacing="normal" fo:font-style="normal" officeooo:rsid="001b1473"/>
    </style:style>
    <style:style style:name="T105" style:family="text">
      <style:text-properties fo:font-variant="normal" fo:text-transform="none" style:font-name="Abyssinica SIL" fo:font-size="12pt" fo:letter-spacing="normal" fo:font-style="normal" fo:font-weight="bold" officeooo:rsid="000d4b87" fo:background-color="transparent" loext:char-shading-value="0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style:font-name="Abyssinica SIL" fo:font-size="12pt" fo:letter-spacing="normal" fo:font-style="normal" fo:font-weight="bold" officeooo:rsid="000bc953" fo:background-color="transparent" loext:char-shading-value="0" style:font-size-asian="12pt" style:font-weight-asian="bold" style:font-size-complex="12pt" style:font-weight-complex="bold"/>
    </style:style>
    <style:style style:name="T107" style:family="text">
      <style:text-properties fo:font-variant="normal" fo:text-transform="none" style:font-name="Abyssinica SIL" fo:font-size="12pt" fo:letter-spacing="normal" fo:font-style="normal" fo:font-weight="bold" officeooo:rsid="0017d049" fo:background-color="transparent" loext:char-shading-value="0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style:font-name="Abyssinica SIL" fo:font-size="12pt" fo:letter-spacing="normal" fo:font-style="normal" fo:font-weight="bold" officeooo:rsid="001a325b" fo:background-color="transparent" loext:char-shading-value="0" style:font-size-asian="12pt" style:font-weight-asian="bold" style:font-size-complex="12pt" style:font-weight-complex="bold"/>
    </style:style>
    <style:style style:name="T109" style:family="text">
      <style:text-properties fo:font-variant="normal" fo:text-transform="none" style:font-name="Abyssinica SI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style:font-name="Abyssinica SIL" fo:font-size="12pt" fo:letter-spacing="normal" fo:font-style="normal" fo:font-weight="normal" officeooo:rsid="000d4b87" fo:background-color="transparent" loext:char-shading-value="0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style:font-name="Abyssinica SIL" fo:font-size="12pt" fo:letter-spacing="normal" fo:font-style="normal" fo:font-weight="normal" fo:background-color="transparent" loext:char-shading-value="0" style:font-size-asian="12pt" style:font-size-complex="12pt"/>
    </style:style>
    <style:style style:name="T112" style:family="text">
      <style:text-properties fo:font-variant="normal" fo:text-transform="none" style:font-name="Abyssinica SIL" fo:font-size="12pt" fo:letter-spacing="normal" fo:font-style="normal" fo:font-weight="normal" style:font-size-asian="12pt" style:font-size-complex="12pt"/>
    </style:style>
    <style:style style:name="T113" style:family="text">
      <style:text-properties fo:font-variant="normal" fo:text-transform="none" style:font-name="Abyssinica SIL" fo:font-size="12pt" fo:letter-spacing="normal" fo:font-style="normal" fo:font-weight="normal" style:font-size-asian="12pt" style:font-size-complex="12pt" loext:padding="0cm" loext:border="none"/>
    </style:style>
    <style:style style:name="T114" style:family="text">
      <style:text-properties fo:font-variant="normal" fo:text-transform="none" style:font-name="Abyssinica SIL" fo:font-size="12pt" fo:letter-spacing="normal" fo:font-style="italic" fo:font-weight="normal" style:font-size-asian="12pt" style:font-size-complex="12pt" loext:padding="0cm" loext:border="none"/>
    </style:style>
    <style:style style:name="T115" style:family="text">
      <style:text-properties officeooo:rsid="000bc953" style:font-weight-asian="bold" style:font-weight-complex="bol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 built in functions</text:p>
      <text:p text:style-name="P1"/>
      <text:p text:style-name="P1">1. at: <text:span text:style-name="T1">to access a particular array element</text:span></text:p>
      <text:p text:style-name="P1"><text:span text:style-name="T1"><text:tab/></text:span>Example:</text:p>
      <text:p text:style-name="P1"><text:tab/><text:tab/><text:span text:style-name="T1">arr=[1,2,3,4,5,6]</text:span></text:p>
      <text:p text:style-name="P1"><text:span text:style-name="T1"><text:tab/><text:tab/>puts arr.at(0)</text:span></text:p>
      <text:p text:style-name="P1"><text:span text:style-name="T1"><text:tab/><text:tab/>puts arr.at(3)</text:span></text:p>
      <text:p text:style-name="P1"><text:span text:style-name="T1"><text:tab/><text:tab/>puts arr.at(9)</text:span></text:p>
      <text:p text:style-name="P25"><text:span text:style-name="T115">2. fetch: </text:span><text:span text:style-name="T60">To raise an error for indices outside of the array bounds or else to provide a default value.</text:span></text:p>
      <text:p text:style-name="P1"><text:span text:style-name="T61"><text:tab/></text:span><text:span text:style-name="T59">Example:</text:span></text:p>
      <text:p text:style-name="P1"><text:span text:style-name="T59"><text:tab/><text:tab/></text:span><text:span text:style-name="T61">arr=[1,2,3,4,5,6]</text:span></text:p>
      <text:p text:style-name="P31"><text:span text:style-name="T59"><text:tab/><text:tab/>puts arr.fetch(6,"oops")</text:span></text:p>
      <text:p text:style-name="P31"><text:span text:style-name="T59"><text:tab/><text:tab/>puts arr.fetch(7)</text:span></text:p>
      <text:p text:style-name="P6"><text:span text:style-name="T59"/></text:p>
      <text:p text:style-name="P6"><text:span text:style-name="T59">3. first: </text:span><text:span text:style-name="T61">return the first element of an array.</text:span></text:p>
      <text:p text:style-name="P2"><text:span text:style-name="T61"><text:tab/></text:span><text:span text:style-name="T59">Example:</text:span></text:p>
      <text:p text:style-name="P2"><text:span text:style-name="T59"><text:tab/><text:tab/></text:span><text:span text:style-name="T62">arr=[1,2,3,4,5,6]</text:span></text:p>
      <text:p text:style-name="P32"><text:span text:style-name="T59"><text:tab/><text:tab/>puts arr.first</text:span></text:p>
      <text:p text:style-name="P6"><text:span text:style-name="T59">4. last: </text:span><text:span text:style-name="T61">return the last element of an array.</text:span></text:p>
      <text:p text:style-name="P2"><text:span text:style-name="T61"><text:tab/></text:span><text:span text:style-name="T59">Example:</text:span></text:p>
      <text:p text:style-name="P2"><text:span text:style-name="T59"><text:tab/><text:tab/></text:span><text:span text:style-name="T62">arr=[1,2,3,4,5,6]</text:span></text:p>
      <text:p text:style-name="P32"><text:span text:style-name="T59"><text:tab/><text:tab/>puts arr.last</text:span></text:p>
      <text:p text:style-name="P49"><text:span text:style-name="T18">5. take: </text:span><text:span text:style-name="T30">To return the first </text:span><text:span text:style-name="Source_20_Text"><text:span text:style-name="T30">n </text:span></text:span><text:span text:style-name="T30">elements of an array</text:span></text:p>
      <text:p text:style-name="P6"><text:tab/><text:span text:style-name="T80">Example:</text:span></text:p>
      <text:p text:style-name="P6"><text:span text:style-name="T80"/></text:p>
      <text:p text:style-name="P49"><text:span text:style-name="T20">6. </text:span><text:span text:style-name="T18">drop: </text:span><text:span text:style-name="T34">returning the elements after </text:span><text:span text:style-name="Source_20_Text"><text:span text:style-name="T34">n </text:span></text:span><text:span text:style-name="T34">elements have been dropped:</text:span></text:p>
      <text:p text:style-name="P2"><text:span text:style-name="T59"><text:tab/>Example:</text:span></text:p>
      <text:p text:style-name="P3"><text:span text:style-name="T59"><text:tab/><text:tab/></text:span><text:span text:style-name="T63">arr=[1,2,3,4,5,6]</text:span></text:p>
      <text:p text:style-name="P34"><text:span text:style-name="T81"><text:tab/><text:tab/>puts arr.drop(3)</text:span></text:p>
      <text:p text:style-name="P46"><text:span text:style-name="T82">7. length: <text:s/></text:span><text:span text:style-name="T84">t</text:span><text:span text:style-name="T60">o query an array about the number of elements it contains</text:span><text:span text:style-name="T82">.</text:span></text:p>
      <text:p text:style-name="P6"><text:span text:style-name="T59"><text:tab/></text:span><text:span text:style-name="T80">Example:</text:span></text:p>
      <text:p text:style-name="P7"><text:span text:style-name="T80"><text:tab/><text:tab/></text:span><text:span text:style-name="T63">arr=[1,2,3,4,5,6]</text:span></text:p>
      <text:p text:style-name="P34"><text:span text:style-name="T81"><text:tab/><text:tab/>puts arr.length</text:span></text:p>
      <text:p text:style-name="P7"><text:span text:style-name="T80">8. </text:span><text:span text:style-name="T59">count: </text:span><text:span text:style-name="T81">t</text:span><text:span text:style-name="T60">o query an array about the number of elements it contains</text:span><text:span text:style-name="T59">.</text:span></text:p>
      <text:p text:style-name="P6"><text:span text:style-name="T59"><text:tab/></text:span><text:span text:style-name="T80">Example:</text:span></text:p>
      <text:p text:style-name="P7"><text:span text:style-name="T80"><text:tab/><text:tab/></text:span><text:span text:style-name="T63">arr=[1,2,3,4,5,6]</text:span></text:p>
      <text:p text:style-name="P34"><text:span text:style-name="T81"><text:tab/><text:tab/>puts arr.count</text:span></text:p>
      <text:p text:style-name="P26"><text:span text:style-name="T92">9. </text:span><text:span text:style-name="T93">empty?: </text:span><text:span text:style-name="T60">To check whether an array contains any elements at all</text:span></text:p>
      <text:p text:style-name="P6"><text:span text:style-name="T59"><text:tab/></text:span><text:span text:style-name="T80">Example:</text:span></text:p>
      <text:p text:style-name="P7"><text:span text:style-name="T80"><text:tab/><text:tab/></text:span><text:span text:style-name="T63">arr=[]</text:span></text:p>
      <text:p text:style-name="P34"><text:span text:style-name="T59"><text:tab/><text:tab/>puts arr.empty?</text:span></text:p>
      <text:p text:style-name="P34"><text:span text:style-name="T59"><text:tab/><text:tab/>arr=[1,2,3,4]</text:span></text:p>
      <text:p text:style-name="P34"><text:span text:style-name="T59"><text:tab/><text:tab/>puts arr.empty?</text:span></text:p>
      <text:p text:style-name="P26"><text:span text:style-name="T92">1</text:span><text:span text:style-name="T93">0. include?: </text:span><text:span text:style-name="T60">To check whether a particular item is included in the array</text:span></text:p>
      <text:p text:style-name="P6"><text:span text:style-name="T59"><text:tab/></text:span><text:span text:style-name="T80">Example:</text:span></text:p>
      <text:p text:style-name="P7"><text:span text:style-name="T80"><text:tab/><text:tab/></text:span><text:span text:style-name="T63">arr=[1,2,3,4]</text:span></text:p>
      <text:p text:style-name="P34"><text:span text:style-name="T59"><text:tab/><text:tab/>puts arr.include?(4)</text:span></text:p>
      <text:p text:style-name="P34"><text:soft-page-break/><text:span text:style-name="T59"><text:tab/><text:tab/>puts arr.include?(11)</text:span></text:p>
      <text:p text:style-name="P49"><text:span text:style-name="T20">1</text:span><text:span text:style-name="T18">1. push </text:span><text:span text:style-name="T36">or </text:span><text:span text:style-name="T18">&lt;&lt;: </text:span><text:span text:style-name="T30">Items can be added to the end of an array by using either </text:span><text:a xlink:type="simple" xlink:href="https://docs.ruby-lang.org/en/master/Array.html#method-i-push" text:style-name="Internet_20_link" text:visited-style-name="Visited_20_Internet_20_Link"><text:span text:style-name="Source_20_Text">push</text:span></text:a><text:span text:style-name="Source_20_Text"><text:span text:style-name="T4"> </text:span></text:span><text:span text:style-name="T30">or </text:span><text:a xlink:type="simple" xlink:href="https://docs.ruby-lang.org/en/master/Array.html#method-i-3C-3C" text:style-name="Internet_20_link" text:visited-style-name="Visited_20_Internet_20_Link"><text:span text:style-name="Source_20_Text"><text:span text:style-name="T4">&lt;&lt;</text:span></text:span></text:a></text:p>
      <text:p text:style-name="P6"><text:span text:style-name="T59"><text:tab/></text:span><text:span text:style-name="T80">Example:</text:span></text:p>
      <text:p text:style-name="P33"><text:span text:style-name="T80"><text:tab/><text:tab/></text:span><text:span text:style-name="T81">arr=[1,2,3,4]</text:span></text:p>
      <text:p text:style-name="P34"><text:span text:style-name="T59"><text:tab/><text:tab/>arr.push(5)</text:span></text:p>
      <text:p text:style-name="P34"><text:span text:style-name="T59"><text:tab/><text:tab/>arr&lt;&lt;6</text:span></text:p>
      <text:p text:style-name="P34"><text:span text:style-name="T59"><text:tab/><text:tab/>puts <text:s/>arr</text:span></text:p>
      <text:p text:style-name="P46"><text:span text:style-name="T85">1</text:span><text:span text:style-name="T82">2. unshift: </text:span><text:span text:style-name="T60">add a new item to the beginning of an array.</text:span></text:p>
      <text:p text:style-name="P6"><text:span text:style-name="T59"><text:tab/></text:span><text:span text:style-name="T80">Example:</text:span></text:p>
      <text:p text:style-name="P8"><text:span text:style-name="T80"><text:tab/><text:tab/></text:span><text:span text:style-name="T64">arr=[1,2,3,4]</text:span></text:p>
      <text:p text:style-name="P35"><text:span text:style-name="T97"><text:tab/><text:tab/>puts arr.unshift(0)</text:span></text:p>
      <text:p text:style-name="P6"><text:span text:style-name="T80"/></text:p>
      <text:p text:style-name="P46"><text:span text:style-name="T85">1</text:span><text:span text:style-name="T82">3. insert: </text:span><text:span text:style-name="T87">you</text:span><text:span text:style-name="T60"> can add a new element to an array at any position.</text:span></text:p>
      <text:p text:style-name="P46"><text:span text:style-name="T85"><text:tab/>Example:</text:span></text:p>
      <text:p text:style-name="P4"><text:span text:style-name="T59"><text:tab/><text:tab/></text:span><text:span text:style-name="T65">arr=[1,2,3,4]</text:span></text:p>
      <text:p text:style-name="P36"><text:span text:style-name="T98"><text:tab/><text:tab/>puts arr.insert(3, 'apple')</text:span></text:p>
      <text:p text:style-name="P49"><text:span text:style-name="T18">14. pop: </text:span><text:span text:style-name="Source_20_Text"><text:span text:style-name="T4"><text:s/></text:span></text:span><text:span text:style-name="T30">removes the last element in an array and returns it</text:span></text:p>
      <text:p text:style-name="P6"><text:span text:style-name="T59"><text:tab/></text:span><text:span text:style-name="T80">Example:</text:span></text:p>
      <text:p text:style-name="P9"><text:span text:style-name="T80"><text:tab/><text:tab/></text:span><text:span text:style-name="T65">arr=[1,2,3,4]</text:span></text:p>
      <text:p text:style-name="P36"><text:span text:style-name="T59"><text:tab/><text:tab/>puts arr.pop</text:span></text:p>
      <text:p text:style-name="P36"><text:span text:style-name="T59"><text:tab/><text:tab/>puts arr</text:span></text:p>
      <text:p text:style-name="P26"><text:span text:style-name="T92">1</text:span><text:span text:style-name="T93">5. shift: </text:span><text:span text:style-name="T60">To retrieve and at the same time remove the first item.</text:span></text:p>
      <text:p text:style-name="P6"><text:span text:style-name="T59"><text:tab/></text:span><text:span text:style-name="T80">Example:</text:span></text:p>
      <text:p text:style-name="P9"><text:span text:style-name="T80"><text:tab/><text:tab/></text:span><text:span text:style-name="T65">arr=[1,2,3,4]</text:span></text:p>
      <text:p text:style-name="P36"><text:span text:style-name="T59"><text:tab/><text:tab/>arr.shift</text:span></text:p>
      <text:p text:style-name="P36"><text:span text:style-name="T59"><text:tab/><text:tab/>puts arr</text:span></text:p>
      <text:p text:style-name="P26"><text:span text:style-name="T92">1</text:span><text:span text:style-name="T93">6. delete_at: </text:span><text:span text:style-name="T60">To delete a particular element anywhere in an array</text:span></text:p>
      <text:p text:style-name="P6"><text:span text:style-name="T59"><text:tab/></text:span><text:span text:style-name="T80">Example:</text:span></text:p>
      <text:p text:style-name="P9"><text:span text:style-name="T80"><text:tab/><text:tab/></text:span><text:span text:style-name="T65">arr=[1,2,3,4]</text:span></text:p>
      <text:p text:style-name="P36"><text:span text:style-name="T59"><text:tab/><text:tab/>puts "deleted element " ,arr.delete_at(2) </text:span></text:p>
      <text:p text:style-name="P36"><text:span text:style-name="T59"><text:tab/><text:tab/>puts "remaining element "</text:span></text:p>
      <text:p text:style-name="P36"><text:span text:style-name="T59"><text:tab/><text:tab/>puts arr</text:span></text:p>
      <text:p text:style-name="P47"><text:span text:style-name="T85">1</text:span><text:span text:style-name="T87">7.</text:span><text:span text:style-name="T84"> </text:span><text:span text:style-name="T87">uniq</text:span><text:span text:style-name="T84">: </text:span><text:span text:style-name="T60">remove duplicate elements from an array</text:span></text:p>
      <text:p text:style-name="P10"><text:span text:style-name="T59"><text:tab/></text:span><text:span text:style-name="T80">Example:</text:span></text:p>
      <text:p text:style-name="P11"><text:span text:style-name="T80"><text:tab/><text:tab/></text:span><text:span text:style-name="T65">arr=[1,2,2,3,4,4,4]</text:span></text:p>
      <text:p text:style-name="P36"><text:span text:style-name="T59"><text:tab/><text:tab/>print arr.uniq <text:s/>,"\n"</text:span></text:p>
      <text:p text:style-name="P36"><text:span text:style-name="T59"/></text:p>
      <text:p text:style-name="P36"><text:span text:style-name="T59"/></text:p>
      <text:p text:style-name="P36"><text:span text:style-name="T59"/></text:p>
      <text:p text:style-name="P36"><text:span text:style-name="T59"/></text:p>
      <text:p text:style-name="P36"><text:span text:style-name="T59"/></text:p>
      <text:p text:style-name="P36"><text:span text:style-name="T59"/></text:p>
      <text:p text:style-name="P36"><text:span text:style-name="T59"/></text:p>
      <text:p text:style-name="P36"><text:span text:style-name="T59"/></text:p>
      <text:p text:style-name="P36"><text:span text:style-name="T59"/></text:p>
      <text:p text:style-name="P36"><text:span text:style-name="T59"/></text:p>
      <text:p text:style-name="P36"><text:span text:style-name="T59"/></text:p>
      <text:p text:style-name="P36"><text:soft-page-break/><text:span text:style-name="T98"/></text:p>
      <text:p text:style-name="P5"><text:span text:style-name="T99">String </text:span><text:span text:style-name="T59">built in functions</text:span></text:p>
      <text:p text:style-name="P5"><text:span text:style-name="T59"/></text:p>
      <text:p text:style-name="P12"><text:span text:style-name="T59">1. size: </text:span><text:span text:style-name="T66"><text:s/></text:span><text:span text:style-name="T61">to get the string length</text:span></text:p>
      <text:p text:style-name="P12"><text:span text:style-name="T61"><text:tab/></text:span><text:span text:style-name="T59">Example:</text:span></text:p>
      <text:p text:style-name="P12"><text:span text:style-name="T59"><text:tab/><text:tab/></text:span><text:span text:style-name="T61">arr="nandini dua"</text:span></text:p>
      <text:p text:style-name="P12"><text:span text:style-name="T61"><text:tab/><text:tab/>print arr.size <text:s/>,"\n"</text:span></text:p>
      <text:p text:style-name="P27"><text:span text:style-name="T94">2. empty?: </text:span><text:bookmark text:name="How_to_Check_If_A_String_Is_Empty"/><text:span text:style-name="T72">to Check If A String Is Empty</text:span></text:p>
      <text:p text:style-name="P12"><text:span text:style-name="T61"><text:tab/></text:span><text:span text:style-name="T59">Example:</text:span></text:p>
      <text:p text:style-name="P12"><text:span text:style-name="T59"><text:tab/><text:tab/></text:span><text:span text:style-name="T61">arr="nandini dua"</text:span></text:p>
      <text:p text:style-name="P37"><text:span text:style-name="T59"><text:tab/><text:tab/>print arr.empty?,"\n" </text:span></text:p>
      <text:p text:style-name="P37"><text:span text:style-name="T59"><text:tab/><text:tab/>arr=""</text:span></text:p>
      <text:p text:style-name="P37"><text:span text:style-name="T59"><text:tab/><text:tab/>print arr.empty? </text:span></text:p>
      <text:p text:style-name="P48"><text:span text:style-name="T88">3. <text:s/>include?: </text:span><text:span text:style-name="T61">to find if a string is included in anothe</text:span><text:span text:style-name="T60">r string?</text:span></text:p>
      <text:p text:style-name="P48"><text:span text:style-name="T88"><text:tab/>Example:</text:span></text:p>
      <text:p text:style-name="P48"><text:span text:style-name="T88"><text:tab/><text:tab/></text:span><text:span text:style-name="T67">arr="nandini dua"</text:span></text:p>
      <text:p text:style-name="P37"><text:span text:style-name="T59"><text:tab/><text:tab/>print arr.include?("dua") </text:span></text:p>
      <text:p text:style-name="P28"><text:span text:style-name="T94">4. </text:span><text:span text:style-name="T95">index: </text:span><text:span text:style-name="T68">to find if a string is included in anothe</text:span><text:span text:style-name="T76">r string?.</text:span><text:span text:style-name="T68">it will give you the index where the start of this string is found.</text:span></text:p>
      <text:p text:style-name="P13"><text:span text:style-name="T78"><text:tab/></text:span><text:span text:style-name="T59">Example:</text:span></text:p>
      <text:p text:style-name="P13"><text:span text:style-name="T59"><text:tab/><text:tab/></text:span><text:span text:style-name="T68">arr="nandini dua"</text:span></text:p>
      <text:p text:style-name="P38"><text:span text:style-name="T59"><text:tab/><text:tab/>print arr.index("dua") </text:span></text:p>
      <text:p text:style-name="P28"><text:span text:style-name="T95">5. rjust: </text:span><text:span text:style-name="T60">to pad a string</text:span></text:p>
      <text:p text:style-name="P28"><text:span text:style-name="T76"><text:tab/></text:span><text:span text:style-name="T94">Example:</text:span></text:p>
      <text:p text:style-name="P43"><text:span text:style-name="T99"><text:tab/><text:tab/></text:span><text:span text:style-name="T100">arr="nandini dua"</text:span></text:p>
      <text:p text:style-name="P38"><text:span text:style-name="T59"><text:tab/><text:tab/>print arr.rjust(15,"0") </text:span></text:p>
      <text:p text:style-name="P28"><text:span text:style-name="T95">6. ljust: </text:span><text:span text:style-name="T60">to pad to the right</text:span></text:p>
      <text:p text:style-name="P28"><text:span text:style-name="T76"><text:tab/></text:span><text:span text:style-name="T94">Example:</text:span></text:p>
      <text:p text:style-name="P28"><text:span text:style-name="T94"><text:tab/><text:tab/></text:span><text:span text:style-name="T68">arr="nandini dua"</text:span></text:p>
      <text:p text:style-name="P38"><text:span text:style-name="T59"><text:tab/><text:tab/>print arr.ljust(15,"0")</text:span></text:p>
      <text:p text:style-name="P14"><text:span text:style-name="T59">7. downcas</text:span><text:span text:style-name="T101">e</text:span><text:span text:style-name="T59">:</text:span></text:p>
      <text:p text:style-name="P14"><text:span text:style-name="T59"><text:tab/></text:span><text:span text:style-name="T99">Example:</text:span></text:p>
      <text:p text:style-name="P15"><text:span text:style-name="T99"><text:tab/><text:tab/></text:span><text:span text:style-name="T67">arr2="NANDINI DUA"</text:span></text:p>
      <text:p text:style-name="P39"><text:span text:style-name="T99"><text:tab/><text:tab/>print "before downcase : ",arr2,"\n"</text:span></text:p>
      <text:p text:style-name="P39"><text:span text:style-name="T99"><text:tab/><text:tab/>print "after downcase : ",arr2.downcase</text:span></text:p>
      <text:p text:style-name="P16"><text:span text:style-name="T99">8. </text:span><text:span text:style-name="T59">upcase:</text:span></text:p>
      <text:p text:style-name="P15"><text:span text:style-name="T59"><text:tab/></text:span><text:span text:style-name="T99">Example:</text:span></text:p>
      <text:p text:style-name="P15"><text:span text:style-name="T99"><text:tab/><text:tab/></text:span><text:span text:style-name="T69">arr2="nandini dua"</text:span></text:p>
      <text:p text:style-name="P39"><text:span text:style-name="T59"><text:tab/><text:tab/>print "before upcase : ",arr2,"\n"</text:span></text:p>
      <text:p text:style-name="P39"><text:span text:style-name="T59"><text:tab/><text:tab/>print "after upcase : ",arr2.upcase</text:span></text:p>
      <text:p text:style-name="P29"><text:span text:style-name="T96">9. strip: </text:span><text:span text:style-name="T60">to remove the white space</text:span></text:p>
      <text:p text:style-name="P16"><text:span text:style-name="T59"><text:tab/></text:span><text:span text:style-name="T99">Example:</text:span></text:p>
      <text:p text:style-name="P16"><text:span text:style-name="T99"><text:tab/><text:tab/></text:span><text:span text:style-name="T61">arr=" <text:s text:c="4"/>nandini dua <text:s text:c="4"/>"</text:span></text:p>
      <text:p text:style-name="P39"><text:span text:style-name="T59"><text:tab/><text:tab/>print "before strip : ",arr,"\n"</text:span></text:p>
      <text:p text:style-name="P39"><text:span text:style-name="T59"><text:tab/><text:tab/>print "after strip : ",arr.strip</text:span></text:p>
      <text:p text:style-name="P29"><text:span text:style-name="T96">10. start_with: </text:span><text:span text:style-name="T60">to check if a string starts with a specific prefix.</text:span></text:p>
      <text:p text:style-name="P29"><text:span text:style-name="T77"><text:tab/></text:span><text:span text:style-name="T94">Example:</text:span></text:p>
      <text:p text:style-name="P30"><text:span text:style-name="T94"><text:tab/><text:tab/></text:span><text:span text:style-name="T70">arr="hii nandini dua"</text:span></text:p>
      <text:p text:style-name="P40"><text:soft-page-break/><text:span text:style-name="T59"><text:tab/><text:tab/>puts arr.start_with?"hii"</text:span></text:p>
      <text:p text:style-name="P40"><text:span text:style-name="T59"><text:tab/><text:tab/>puts arr.start_with?"dua"</text:span></text:p>
      <text:p text:style-name="P17"><text:span text:style-name="T59">11. ends_with: </text:span><text:span text:style-name="T60">to check if a string ends with a specific prefix.</text:span></text:p>
      <text:p text:style-name="P17"><text:span text:style-name="T60"><text:tab/></text:span><text:span text:style-name="T99">Example:</text:span></text:p>
      <text:p text:style-name="P17"><text:span text:style-name="T60"><text:tab/><text:tab/>arr="hii nandini dua"</text:span></text:p>
      <text:p text:style-name="P17"><text:span text:style-name="T60"><text:tab/><text:tab/>puts arr.end_with?"hii"</text:span></text:p>
      <text:p text:style-name="P17"><text:span text:style-name="T60"><text:tab/><text:tab/>puts arr.end_with?"dua"</text:span></text:p>
      <text:p text:style-name="P50"><text:span text:style-name="T22">12. split: </text:span><text:span text:style-name="T30">Taking a string &amp; breaking it down into </text:span><text:a xlink:type="simple" xlink:href="https://www.rubyguides.com/2015/05/ruby-arrays/" office:target-frame-name="_blank" xlink:show="new" text:style-name="Internet_20_link" text:visited-style-name="Visited_20_Internet_20_Link"><text:span text:style-name="T4">an array of characters</text:span></text:a></text:p>
      <text:p text:style-name="P17"><text:span text:style-name="T99"><text:tab/>Example:</text:span></text:p>
      <text:p text:style-name="P17"><text:span text:style-name="T99"><text:tab/><text:tab/></text:span><text:span text:style-name="T61">arr="nandini dua is my name"</text:span></text:p>
      <text:p text:style-name="P40"><text:span text:style-name="T59"><text:tab/><text:tab/>print arr.split</text:span></text:p>
      <text:p text:style-name="P17"><text:span text:style-name="T59">13. join: </text:span><text:span text:style-name="T71">convert an array to an sting</text:span></text:p>
      <text:p text:style-name="P18"><text:span text:style-name="T59"><text:tab/></text:span><text:span text:style-name="T99">Example:</text:span></text:p>
      <text:p text:style-name="P18"><text:span text:style-name="T59"><text:tab/><text:tab/></text:span><text:span text:style-name="T71">arr=["nandini", "dua", "is" ,"my" ,"name"]</text:span></text:p>
      <text:p text:style-name="P41"><text:span text:style-name="T59"><text:tab/><text:tab/>puts arr.join</text:span></text:p>
      <text:p text:style-name="P19"><text:span text:style-name="T59">14. to_i: </text:span><text:span text:style-name="T61">convert a string into integer</text:span></text:p>
      <text:p text:style-name="P19"><text:span text:style-name="T61"><text:tab/></text:span><text:span text:style-name="T59">Example:</text:span></text:p>
      <text:p text:style-name="P19"><text:span text:style-name="T59"><text:tab/><text:tab/></text:span><text:span text:style-name="T61">arr="89"</text:span></text:p>
      <text:p text:style-name="P41"><text:span text:style-name="T59"><text:tab/><text:tab/>puts arr.to_i</text:span></text:p>
      <text:p text:style-name="P41"><text:span text:style-name="T59"><text:tab/><text:tab/>arr="abc"</text:span></text:p>
      <text:p text:style-name="P41"><text:span text:style-name="T59"><text:tab/><text:tab/>puts arr.to_i</text:span></text:p>
      <text:p text:style-name="P19"><text:span text:style-name="T59">15. &lt;&lt;: </text:span><text:span text:style-name="T61">to append characters</text:span></text:p>
      <text:p text:style-name="P19"><text:span text:style-name="T61"><text:tab/></text:span><text:span text:style-name="T59">Example:</text:span></text:p>
      <text:p text:style-name="P19"><text:span text:style-name="T59"><text:tab/><text:tab/></text:span><text:span text:style-name="T61">arr="Nandini"</text:span></text:p>
      <text:p text:style-name="P41"><text:span text:style-name="T59"><text:tab/><text:tab/>arr&lt;&lt;" dua"</text:span></text:p>
      <text:p text:style-name="P41"><text:span text:style-name="T59"><text:tab/><text:tab/>puts arr</text:span></text:p>
      <text:p text:style-name="P21"><text:span text:style-name="T59">16. gsub: </text:span><text:span text:style-name="T61">to replace text inside a string</text:span></text:p>
      <text:p text:style-name="P20"><text:span text:style-name="T61"><text:tab/></text:span><text:span text:style-name="T59">Example:</text:span></text:p>
      <text:p text:style-name="P21"><text:span text:style-name="T59"><text:tab/></text:span><text:span text:style-name="T61"><text:tab/>arr="Nandini walia"</text:span></text:p>
      <text:p text:style-name="P42"><text:span text:style-name="T59"><text:tab/><text:tab/>puts arr.gsub("walia","dua")</text:span></text:p>
      <text:p text:style-name="P21"><text:span text:style-name="T59">17. chomp: </text:span><text:span text:style-name="T61">to remove the characters</text:span></text:p>
      <text:p text:style-name="P21"><text:span text:style-name="T61"><text:tab/></text:span><text:span text:style-name="T102">Example:</text:span></text:p>
      <text:p text:style-name="P21"><text:span text:style-name="T61"><text:tab/><text:tab/>arr="Nandini walia"</text:span></text:p>
      <text:p text:style-name="P21"><text:span text:style-name="T61"><text:tab/><text:tab/>puts arr.chomp("walia")</text:span></text:p>
      <text:p text:style-name="P21"><text:span text:style-name="T59">18. encoding: </text:span><text:span text:style-name="T61">to find out the current encoding for a string</text:span></text:p>
      <text:p text:style-name="P22"><text:span text:style-name="T61"><text:tab/></text:span><text:span text:style-name="T102">Example:</text:span></text:p>
      <text:p text:style-name="P21"><text:span text:style-name="T59"><text:tab/><text:tab/></text:span><text:span text:style-name="T61">arr="Nandini walia"</text:span></text:p>
      <text:p text:style-name="P42"><text:span text:style-name="T59"><text:tab/><text:tab/>puts arr.encoding<text:line-break/></text:span><text:span text:style-name="T89">19. count: </text:span><text:span text:style-name="T103">count how many times a character appears in a string.</text:span></text:p>
      <text:p text:style-name="P22"><text:span text:style-name="T73"><text:tab/></text:span><text:span text:style-name="T102">Example:</text:span></text:p>
      <text:p text:style-name="P22"><text:span text:style-name="T102"><text:tab/><text:tab/></text:span><text:span text:style-name="T73">arr="Nandini walia"</text:span></text:p>
      <text:p text:style-name="P44"><text:span text:style-name="T59"><text:tab/><text:tab/>puts arr.count("a")</text:span></text:p>
      <text:p text:style-name="P51"><text:span text:style-name="T24">20. capitalize: </text:span><text:span text:style-name="T30">Returns a copy of </text:span><text:span text:style-name="Emphasis"><text:span text:style-name="T44">str</text:span></text:span><text:span text:style-name="Emphasis"><text:span text:style-name="T32"> </text:span></text:span><text:span text:style-name="T30">with the first character converted to uppercase and the remainder to lowercase.</text:span></text:p>
      <text:p text:style-name="P22"><text:span text:style-name="T73"><text:tab/></text:span><text:span text:style-name="T102">Example:</text:span></text:p>
      <text:p text:style-name="P23"><text:span text:style-name="T102"><text:tab/><text:tab/></text:span><text:span text:style-name="T74">arr="nandini"</text:span></text:p>
      <text:p text:style-name="P45"><text:span text:style-name="T59"><text:tab/><text:tab/>puts arr.capitalize</text:span></text:p>
      <text:p text:style-name="P24"><text:span text:style-name="T59">21. chr: </text:span><text:span text:style-name="T61">returns a one character string at the beginning of the string</text:span></text:p>
      <text:p text:style-name="P23"><text:soft-page-break/><text:span text:style-name="T73"><text:tab/></text:span><text:span text:style-name="T102">Example:</text:span></text:p>
      <text:p text:style-name="P23"><text:span text:style-name="T102"><text:tab/><text:tab/></text:span><text:span text:style-name="T74">arr="nandini"</text:span></text:p>
      <text:p text:style-name="P45"><text:span text:style-name="T59"><text:tab/><text:tab/>puts arr.chr</text:span></text:p>
      <text:p text:style-name="P24"><text:span text:style-name="T59">22. clear: </text:span><text:span text:style-name="T61">makes string empty</text:span></text:p>
      <text:p text:style-name="P23"><text:span text:style-name="T74"><text:tab/></text:span><text:span text:style-name="T102">Example:</text:span></text:p>
      <text:p text:style-name="P23"><text:span text:style-name="T102"><text:tab/><text:tab/></text:span><text:span text:style-name="T74">arr="nandini"</text:span></text:p>
      <text:p text:style-name="P45"><text:span text:style-name="T59"><text:tab/><text:tab/>puts arr.clear</text:span></text:p>
      <text:p text:style-name="P45"><text:span text:style-name="T104"/></text:p>
      <text:p text:style-name="P45"><text:span text:style-name="T1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serif"/>
    <style:font-face style:name="Lato" svg:font-family="Lato, sans-serif"/>
    <style:font-face style:name="Roboto" svg:font-family="Roboto, sans-serif"/>
    <style:font-face style:name="Source Code Pro" svg:font-family="'Source Code Pro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09:39:53.937925627</meta:creation-date>
    <dc:date>2020-04-08T13:20:08.914644121</dc:date>
    <meta:editing-duration>PT26M35S</meta:editing-duration>
    <meta:editing-cycles>1</meta:editing-cycles>
    <meta:document-statistic meta:table-count="0" meta:image-count="0" meta:object-count="0" meta:page-count="5" meta:paragraph-count="177" meta:word-count="670" meta:character-count="4553" meta:non-whitespace-character-count="3804"/>
    <meta:generator>LibreOffice/5.1.6.2$Linux_X86_64 LibreOffice_project/10m0$Build-2</meta:generator>
  </office:meta>
</office:document-meta>
</file>